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12" style:family="paragraph" style:parent-style-name="Standard" style:master-page-name="Standard">
      <style:paragraph-properties fo:text-align="start" style:justify-single-word="false" style:page-number="639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normal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><text:span text:style-name="T1">I</text:span><text:span text:style-name="T2">NDEX</text:span></text:p>
      <text:p text:style-name="P2"/>
      <text:section text:style-name="Sect1" text:name="Section1">
        <text:section text:style-name="Sect2" text:name="Section2">
          <text:p text:style-name="P3">A</text:p>
          <text:p text:style-name="P2">Abbreviations</text:p>
          <text:p text:style-name="P5">measurement</text:p>
          <text:p text:style-name="P6">apothecary, 157</text:p>
          <text:p text:style-name="P6">household, 148</text:p>
          <text:p text:style-name="P6">English, 148</text:p>
          <text:p text:style-name="P6">metric, 149</text:p>
          <text:p text:style-name="P6">other, 449-454</text:p>
          <text:p text:style-name="P5">medical, 172-176</text:p>
          <text:p text:style-name="P7">Acceptable error, 589-600</text:p>
          <text:p text:style-name="P7">Acquisition price, 387-395</text:p>
          <text:p text:style-name="P2">Alcohol proof, 560</text:p>
          <text:p text:style-name="P2">Aliquot, 589-592, 597-598</text:p>
          <text:p text:style-name="P2">Aliquot method, 589-592</text:p>
          <text:p text:style-name="P2">All-in-one admixture, see Parenteral nutrition</text:p>
          <text:p text:style-name="P2">Alligation, 240-242, 551-564</text:p>
          <text:p text:style-name="P2">Amino acids, 566-588</text:p>
          <text:p text:style-name="P2">Apothecary system, see Measurement</text:p>
          <text:p text:style-name="P2">Area under the curve, 531</text:p>
          <text:p text:style-name="P2">Average wholesale price, 359</text:p>
          <text:p text:style-name="P2">Avoirdupois, see Measurement, apothecary system</text:p>
          <text:p text:style-name="P3">B</text:p>
          <text:p text:style-name="P2">Basal energy expenditure, 577-584</text:p>
          <text:p text:style-name="P2">Billing</text:p>
          <text:p text:style-name="P5">compounds, 337-356</text:p>
          <text:p text:style-name="P2">Body surface area, 259-264, 271, 521-529, 533-538</text:p>
          <text:p text:style-name="P2">Body weight, 253-258, 270, 505-519</text:p>
          <text:p text:style-name="P2">Boyd, 521</text:p>
          <text:p text:style-name="P2">Business math, see Medication storage and inventory control</text:p>
          <text:p text:style-name="P3">C</text:p>
          <text:p text:style-name="P2">Calcium and phosphate solubility, 568-588</text:p>
          <text:p text:style-name="P2">Calories, 576</text:p>
          <text:p text:style-name="P2">Capital expenditures, 359</text:p>
          <text:p text:style-name="P2">Capitation fee, 359, 398-402, 419</text:p>
          <text:p text:style-name="P2">Capsule</text:p>
          <text:p text:style-name="P5">compounding, , 323-324, 325-335</text:p>
          <text:p text:style-name="P5">days' supply, 275-276</text:p>
          <text:p text:style-name="P5">dosage, 205-213, 233</text:p>
          <text:p text:style-name="P2">Calvert formula, 531</text:p>
          <text:p text:style-name="P2">Carboplatin dosing, 531-538</text:p>
          <text:p text:style-name="P2">Celsius, see Temperature</text:p>
          <text:p text:style-name="P2">Clark's Rule, 265</text:p>
          <text:p text:style-name="P2">Closed formulary, 358</text:p>
          <text:p text:style-name="P2">Cockroft and Gault Equation, 531</text:p>
          <text:p text:style-name="P2">Compounding</text:p>
          <text:p text:style-name="P5">billing, 337-356</text:p>
          <text:p text:style-name="P5">capsules, 323-324, 325-335</text:p>
          <text:p text:style-name="P5">creams, 303-305, 307-316, 325-335</text:p>
          <text:p text:style-name="P5">excipients, 319-320, 325-335</text:p>
          <text:p text:style-name="P5">gels, 303-305, 307-316, 325-335</text:p>
          <text:p text:style-name="P5">liquid preparations, 299-303, 307-316, 325-335</text:p>
          <text:p text:style-name="P5">medication sticks, 305-306, 307-316, 325-335</text:p>
          <text:p text:style-name="P5">ointments, 303-305, 307-316, 325-335</text:p>
          <text:p text:style-name="P5">reconstitution, 299-300, 307-316, 325-335, 457-471</text:p>
          <text:p text:style-name="P5">specific gravity, 317-318, 325-335</text:p>
          <text:p text:style-name="P5">suppositories, 320-322, 325-335</text:p>
          <text:p text:style-name="P2">Controlled substances</text:p>
          <text:p text:style-name="P5">DEA form 222, 364, 417</text:p>
          <text:p text:style-name="P5">inventory requirements, 368</text:p>
          <text:p text:style-name="P5">ordering software, 365, 417</text:p>
          <text:p text:style-name="P5">prescriptions, 181-182</text:p>
          <text:p text:style-name="P5">purchasing, 364-365, 417</text:p>
          <text:p text:style-name="P5">receiving, 365</text:p>
          <text:p text:style-name="P7">Cowling's Rule, 265</text:p>
          <text:p text:style-name="P7">Cream</text:p>
          <text:p text:style-name="P5">compounding, , 303-305, 307-316, 325-335</text:p>
          <text:p text:style-name="P5">days' supply, 279</text:p>
          <text:p text:style-name="P8">Cubed, 99-105</text:p>
          <text:p text:style-name="P7">Curie, 452-453</text:p>
          <text:p text:style-name="P3">D</text:p>
          <text:p text:style-name="P2">Daily cash reports, 403-408, 420</text:p>
          <text:p text:style-name="P2">Days' supply, 275-288</text:p>
          <text:p text:style-name="P2">Days' supply of inventory, 367-368, 416</text:p>
          <text:p text:style-name="P2">DEA form 222, 364</text:p>
          <text:p text:style-name="P2">Decimal</text:p>
          <text:p text:style-name="P5">adding</text:p>
          <text:p text:style-name="P6">explanation, 41</text:p>
          <text:p text:style-name="P6">problems, 41, 43, 55-56</text:p>
          <text:p text:style-name="P5">division</text:p>
          <text:p text:style-name="P6">explanation, 49-52</text:p>
          <text:p text:style-name="P6">problems, 52-53, 56</text:p>
          <text:p text:style-name="P5">multiplying</text:p>
          <text:p text:style-name="P6">explanation, 45</text:p>
          <text:p text:style-name="P6">problems, 45, 47, 56</text:p>
          <text:p text:style-name="P5"><text:soft-page-break/>places</text:p>
          <text:p text:style-name="P6">examples, 33</text:p>
          <text:p text:style-name="P6">explanation, 33</text:p>
          <text:p text:style-name="P6">problems, 34-36, 55</text:p>
          <text:p text:style-name="P5">rounding</text:p>
          <text:p text:style-name="P6">problems, 39</text:p>
          <text:p text:style-name="P6">rules, 37</text:p>
          <text:p text:style-name="P5">significant figures</text:p>
          <text:p text:style-name="P6">problems, 37, 39-40</text:p>
          <text:p text:style-name="P6">rules, 37</text:p>
          <text:p text:style-name="P5">subtracting</text:p>
          <text:p text:style-name="P6">explanation, 42</text:p>
          <text:p text:style-name="P6">problems, 42-43, 56</text:p>
          <text:p text:style-name="P7">Depreciation, 359, 410-411, 414, 419</text:p>
          <text:p text:style-name="P7">Desensitization therapy, 589-590, 592-596, 598-600</text:p>
          <text:p text:style-name="P7">Devine formula, 531</text:p>
          <text:p text:style-name="P7">Dilution, 235-246, 269, 551-564</text:p>
          <text:p text:style-name="P7">Dilution formula, 238-239</text:p>
          <text:p text:style-name="P7">Dimensional analysis</text:p>
          <text:p text:style-name="P5">explanation, 125</text:p>
          <text:p text:style-name="P5">problems, 126-134</text:p>
          <text:p text:style-name="P7">Direct purchasing, 358, 363</text:p>
          <text:p text:style-name="P7">Discounts, see Markups and discounts</text:p>
          <text:p text:style-name="P7">Dispensing fee</text:p>
          <text:p text:style-name="P5">calculating, 409-410, 413, 420</text:p>
          <text:p text:style-name="P5">defined, 337, 358-359</text:p>
          <text:p text:style-name="P5">net profits, 387-395</text:p>
          <text:p text:style-name="P7">Dose packs, 280-281</text:p>
          <text:p text:style-name="P7">Drip chamber, 247, 539-540</text:p>
          <text:p text:style-name="P7">Drip rates, 247-252, 269-270, 539-550</text:p>
          <text:p text:style-name="P7">Drop factor, 248, 540</text:p>
          <text:p text:style-name="P7">Drug desensitization therapy, see Desensitization therapy</text:p>
          <text:p text:style-name="P7">Dubois &amp; Dubois, 259, 521-522</text:p>
          <text:p text:style-name="P3">E</text:p>
          <text:p text:style-name="P2">English system, see Measurement</text:p>
          <text:p text:style-name="P7">Enlarging formulas, 497, 501-503</text:p>
          <text:p text:style-name="P2">Error-prone abbreviations, 193-198</text:p>
          <text:p text:style-name="P2">Excipients, 319-320, 325-335</text:p>
          <text:p text:style-name="P2">Exponents</text:p>
          <text:p text:style-name="P5">explained, 99</text:p>
          <text:p text:style-name="P5">problems, 99, 101, 103-105</text:p>
          <text:p text:style-name="P5">scientific notation</text:p>
          <text:p text:style-name="P6">explanation, 100</text:p>
          <text:p text:style-name="P6">problems, 100-102, 104-105</text:p>
          <text:p text:style-name="P7">Extemporaneous compounding, see Compounding</text:p>
          <text:p text:style-name="P3">F</text:p>
          <text:p text:style-name="P2">Factor label, see Dimensional analysis</text:p>
          <text:p text:style-name="P2">Fahrenheit, see Temperature</text:p>
          <text:p text:style-name="P2">Five step method, 125-126</text:p>
          <text:p text:style-name="P2">Formulary, 358</text:p>
          <text:p text:style-name="P2">Fractions</text:p>
          <text:p text:style-name="P5">adding</text:p>
          <text:p text:style-name="P6">explanation, 65</text:p>
          <text:p text:style-name="P6">problems, 65-67, 77-78</text:p>
          <text:p text:style-name="P5">converting to decimals</text:p>
          <text:p text:style-name="P6">explanation, 57</text:p>
          <text:p text:style-name="P6">problems, 59, 77</text:p>
          <text:p text:style-name="P5">defined, 57</text:p>
          <text:p text:style-name="P5">dividing</text:p>
          <text:p text:style-name="P6">explanation, 73</text:p>
          <text:p text:style-name="P6">problems, 73-75, 78</text:p>
          <text:p text:style-name="P5">multiplying</text:p>
          <text:p text:style-name="P6">explanation, 69-70</text:p>
          <text:p text:style-name="P6">problems, 69-71, 78</text:p>
          <text:p text:style-name="P5">reciprocal</text:p>
          <text:p text:style-name="P6">explanation, 58</text:p>
          <text:p text:style-name="P6">problems, 59, 77</text:p>
          <text:p text:style-name="P5">reducing</text:p>
          <text:p text:style-name="P6">explanation, 61</text:p>
          <text:p text:style-name="P6">problems, 61-63, 77</text:p>
          <text:p text:style-name="P5">subtracting</text:p>
          <text:p text:style-name="P6">explanation, 65</text:p>
          <text:p text:style-name="P6">problems, 65-67, 77-78</text:p>
          <text:p text:style-name="P7">Fried's Rule, 265</text:p>
          <text:p text:style-name="P7">Fujimoto, 521</text:p>
          <text:p text:style-name="P3">G</text:p>
          <text:p text:style-name="P2">Gehan &amp; George, 521</text:p>
          <text:p text:style-name="P2">Gels, 303-305, 307-316, 325-335</text:p>
          <text:p text:style-name="P2">Gross profit, 358, 387-395, 418</text:p>
          <text:p text:style-name="P3">H</text:p>
          <text:p text:style-name="P7">Harris-Benedict equation, 577-588</text:p>
          <text:p text:style-name="P2">Haycock, 259, 521</text:p>
          <text:p text:style-name="P2">Household system, see Measurement</text:p>
          <text:p text:style-name="P2">Hyperalimentation, see Parenteral nutrition</text:p>
          <text:p text:style-name="P3">I</text:p>
          <text:p text:style-name="P2">Ideal body weight, 531, 577, 581</text:p>
          <text:p text:style-name="P2">Infusion rates, 247-252, 269-270, 539-550</text:p>
          <text:p text:style-name="P2">Inhalers, 277-278</text:p>
          <text:p text:style-name="P2">Inventory, 357, 416</text:p>
          <text:p text:style-name="P2">Inventory value, 357</text:p>
          <text:p text:style-name="P2">Insulin, 277, 437-446</text:p>
          <text:p text:style-name="P2">Insurance, see Third party reimbursement</text:p>
          <text:p text:style-name="P2"><text:soft-page-break/>International Units, 454, 456</text:p>
          <text:p text:style-name="P2">ISMP, 193-198</text:p>
          <text:p text:style-name="P2">Isotopes, 452-453</text:p>
          <text:p text:style-name="P3">J</text:p>
          <text:p text:style-name="P2">Joint Commission, The, 375</text:p>
          <text:p text:style-name="P3">K</text:p>
          <text:p text:style-name="P2">Kilocalorie, 576-584</text:p>
          <text:p text:style-name="P3">L</text:p>
          <text:p text:style-name="P2">Lip balm, see Medication sticks</text:p>
          <text:p text:style-name="P2">Lipids, 566-588</text:p>
          <text:p text:style-name="P2">Liquid</text:p>
          <text:p text:style-name="P5">compounded preparations, 299-303, 307-316, 325-335</text:p>
          <text:p text:style-name="P5">dosage, 215-221, 234</text:p>
          <text:p text:style-name="P5">reconstitution, 299-300, 307-316, 325-335</text:p>
          <text:p text:style-name="P3">M</text:p>
          <text:p text:style-name="P7">Macronutrients, 566-588</text:p>
          <text:p text:style-name="P2">Markups and discounts, 379, 386, 417-418</text:p>
          <text:p text:style-name="P2">Material Safety Data Sheet, 358</text:p>
          <text:p text:style-name="P2">Measurement</text:p>
          <text:p text:style-name="P5">apothecary system</text:p>
          <text:p text:style-name="P6">conversions, 157, 159</text:p>
          <text:p text:style-name="P6">explanation, 157</text:p>
          <text:p text:style-name="P6">problems, 158, 160-170</text:p>
          <text:p text:style-name="P6">symbols, 157</text:p>
          <text:p text:style-name="P5">avoirdupois, see Measurement, apothecary system</text:p>
          <text:p text:style-name="P5">English/household system</text:p>
          <text:p text:style-name="P6">conversions, 147, 151, 159</text:p>
          <text:p text:style-name="P6">problems, 148, 151-156, 161-170</text:p>
          <text:p text:style-name="P6">symbols, 148</text:p>
          <text:p text:style-name="P5">metric system</text:p>
          <text:p text:style-name="P6">conversions, 149, 151, 159</text:p>
          <text:p text:style-name="P6">problems, 150-156, 160-170</text:p>
          <text:p text:style-name="P6">symbols, 149</text:p>
          <text:p text:style-name="P5">temperature, see Temperature</text:p>
          <text:p text:style-name="P2">Medical abbreviations, 171-204</text:p>
          <text:p text:style-name="P5">abbreviations, 172-176</text:p>
          <text:p text:style-name="P5">errors, 193-198</text:p>
          <text:p text:style-name="P5">prescription use, 179-182</text:p>
          <text:p text:style-name="P5">problems, 176-177, 183-192, 199-204</text:p>
          <text:p text:style-name="P2">Medication sticks, 305-306, 307-316, 325-335</text:p>
          <text:p text:style-name="P2">Medication storage and inventory control</text:p>
          <text:p text:style-name="P5">calculating dispensing fees, 409-410, 413, 420</text:p>
          <text:p text:style-name="P5">daily cash reports, 403-408, 420</text:p>
          <text:p text:style-name="P5">depreciation, 410-411, 414, 419</text:p>
          <text:p text:style-name="P5">inventory management</text:p>
          <text:p text:style-name="P6">inventory, 365-368, 369-371, 416</text:p>
          <text:p text:style-name="P6">inventory requirements, 368, 369-371</text:p>
          <text:p text:style-name="P6">purchasing, 363-365, 369-371, 417</text:p>
          <text:p text:style-name="P6">receiving, 365, 369-371, 417</text:p>
          <text:p text:style-name="P5">markups and discounts, 379, 386, 417-418</text:p>
          <text:p text:style-name="P5">profits</text:p>
          <text:p text:style-name="P6">acquisition price, 387-395</text:p>
          <text:p text:style-name="P6">dispensing fees, 387-395</text:p>
          <text:p text:style-name="P6">gross profits, 387-395, 418-419</text:p>
          <text:p text:style-name="P6">net profits, 387-395, 418-419</text:p>
          <text:p text:style-name="P6">selling price, 387-395</text:p>
          <text:p text:style-name="P5">storage requirements</text:p>
          <text:p text:style-name="P6">environmental considerations, 373-374, 377-378, 417</text:p>
          <text:p text:style-name="P6">safety, 375, 377-378</text:p>
          <text:p text:style-name="P6">sanitation, 374, 377-378</text:p>
          <text:p text:style-name="P6">security, 374-375, 377-378</text:p>
          <text:p text:style-name="P5">terminology, 357-362, 415</text:p>
          <text:p text:style-name="P5">third party reimbursement</text:p>
          <text:p text:style-name="P6">capitation fee, 398-402, 419</text:p>
          <text:p text:style-name="P6">insurance, 397-402</text:p>
          <text:p text:style-name="P6">reimbursement rate, 397-402</text:p>
          <text:p text:style-name="P7">Micronutrients, 566-588</text:p>
          <text:p text:style-name="P2">Military time, see Time</text:p>
          <text:p text:style-name="P2">Millicurie, 452-453, 456</text:p>
          <text:p text:style-name="P2">MilliEquivalent, 450-452, 455-456</text:p>
          <text:p text:style-name="P2">milligram percent, 481-485</text:p>
          <text:p text:style-name="P2">Millimoles, 449-450, 455</text:p>
          <text:p text:style-name="P7">MilliOsmoles, 575-588</text:p>
          <text:p text:style-name="P7">Minimum measurable quantity, 589-600</text:p>
          <text:p text:style-name="P7">Minimum weighable quantity, 589</text:p>
          <text:p text:style-name="P2">Mixture, 551-564</text:p>
          <text:p text:style-name="P2">MMQ, 589-600</text:p>
          <text:p text:style-name="P2">Mole, 449</text:p>
          <text:p text:style-name="P2">Molecule, 447, 455</text:p>
          <text:p text:style-name="P2">Mosteller, 259, 521</text:p>
          <text:p text:style-name="P2">MWQ, 589</text:p>
          <text:p text:style-name="P3">N</text:p>
          <text:p text:style-name="P2">Net profit, 358, 387-395, 418</text:p>
          <text:p text:style-name="P2">Nomogram</text:p>
          <text:p text:style-name="P5">adult, 260, 523</text:p>
          <text:p text:style-name="P5">pediatric, 266, 524</text:p>
          <text:p text:style-name="P3">O</text:p>
          <text:p text:style-name="P2">Occupational Safety and Health Administration, 358</text:p>
          <text:p text:style-name="P2"><text:soft-page-break/>Ointments</text:p>
          <text:p text:style-name="P5">compounding, 303-305, 307-316, 325-335</text:p>
          <text:p text:style-name="P5">days' supply, 279</text:p>
          <text:p text:style-name="P2">Open formulary, 358</text:p>
          <text:p text:style-name="P2">Ophthalmic, 279-280</text:p>
          <text:p text:style-name="P7">Osmolality, 575</text:p>
          <text:p text:style-name="P7">Osmolarity, 575-588</text:p>
          <text:p text:style-name="P2">Otic, 279-280</text:p>
          <text:p text:style-name="P3">P</text:p>
          <text:p text:style-name="P2">Parenteral</text:p>
          <text:p text:style-name="P5">basic dosage calculations, 424-435</text:p>
          <text:p text:style-name="P5">defined, 423, 431</text:p>
          <text:p text:style-name="P5">precautions/considerations, 424, 431</text:p>
          <text:p text:style-name="P5">routes, 423, 431</text:p>
          <text:p text:style-name="P2">Parenteral nutrition</text:p>
          <text:p text:style-name="P5">activity factors, 577-584</text:p>
          <text:p text:style-name="P5">amino acid requirements, 577-584</text:p>
          <text:p text:style-name="P5">basal energy expenditure, 577-584</text:p>
          <text:p text:style-name="P5">calcium and phosphate solubility, 568-588</text:p>
          <text:p text:style-name="P5">caloric requirements, 576-584</text:p>
          <text:p text:style-name="P5">commonly used terms, 565-566, 585</text:p>
          <text:p text:style-name="P5">dextrose quantity, 577-584</text:p>
          <text:p text:style-name="P5">fluid requirements, 576</text:p>
          <text:p text:style-name="P5">Harris-Benedict equation, 577-588</text:p>
          <text:p text:style-name="P5">lipid requirements, 577-584</text:p>
          <text:p text:style-name="P5">macronutrients and micronutrients, 566-588</text:p>
          <text:p text:style-name="P5">milliOsmoles, 575-588</text:p>
          <text:p text:style-name="P5">osmolality, 575</text:p>
          <text:p text:style-name="P5">osmolarity, 575-588</text:p>
          <text:p text:style-name="P5">stress factors, 577-584</text:p>
          <text:p text:style-name="P2">Partial parenteral nutrition, see Parenteral nutrition</text:p>
          <text:p text:style-name="P2">Parts, 499-503</text:p>
          <text:p text:style-name="P2">Parts per billion, 497, 503</text:p>
          <text:p text:style-name="P2">Parts per million, 498, 502-503</text:p>
          <text:p text:style-name="P2">Pediatric dosing, 265-268, 271-272</text:p>
          <text:p text:style-name="P2">Percentage strength, 223-232, 234, 473-485</text:p>
          <text:p text:style-name="P2">Percentages</text:p>
          <text:p text:style-name="P5">converting</text:p>
          <text:p text:style-name="P6">decimal, 79</text:p>
          <text:p text:style-name="P6">fraction, 79</text:p>
          <text:p text:style-name="P5">defined, 79</text:p>
          <text:p text:style-name="P5">examples, 79-80, 83-84,</text:p>
          <text:p text:style-name="P5">87-88</text:p>
          <text:p text:style-name="P5">problems, 79-92</text:p>
          <text:p text:style-name="P7">Periodic table, 448</text:p>
          <text:p text:style-name="P7">Perpetual inventory, 357, 363</text:p>
          <text:p text:style-name="P7">Powder for reconstitution, 299-300, 307-316, 325-335</text:p>
          <text:p text:style-name="P7">Powder volume, 457-471</text:p>
          <text:p text:style-name="P7">Powers, see Exponents</text:p>
          <text:p text:style-name="P7">Precipitate, 568</text:p>
          <text:p text:style-name="P7">Prescriptions</text:p>
          <text:p text:style-name="P5">controlled substances, 181-182</text:p>
          <text:p text:style-name="P5">parts of, 179-181</text:p>
          <text:p text:style-name="P5">problems, 183-192</text:p>
          <text:p text:style-name="P7">Prime vendor purchasing, 358, 364</text:p>
          <text:p text:style-name="P7">Professional fee, see Dispensing fee</text:p>
          <text:p text:style-name="P7">Proportions, see Ratio-proportions</text:p>
          <text:p text:style-name="P7">Purchasing, 358, 363</text:p>
          <text:p text:style-name="P3">Q</text:p>
          <text:p text:style-name="P2"/>
          <text:p text:style-name="P3">R</text:p>
          <text:p text:style-name="P2">Ratios</text:p>
          <text:p text:style-name="P5">explanation, 107-109</text:p>
          <text:p text:style-name="P5">problems, 107-113, 133</text:p>
          <text:p text:style-name="P7">Ratio-proportions</text:p>
          <text:p text:style-name="P5">explanation, 115-117</text:p>
          <text:p text:style-name="P5">problems, 116-123, 134</text:p>
          <text:p text:style-name="P7">Ratio strength, 487-496</text:p>
          <text:p text:style-name="P7">Reducing formulas, 498, 501-503</text:p>
          <text:p text:style-name="P2">Refills, 289-298</text:p>
          <text:p text:style-name="P2">Reorder point, 358</text:p>
          <text:p text:style-name="P2">Retail price, see Usual and customary price</text:p>
          <text:p text:style-name="P2">Roman numerals</text:p>
          <text:p text:style-name="P5">defined, 9</text:p>
          <text:p text:style-name="P5">explanation of, 9-10</text:p>
          <text:p text:style-name="P5">game, 15-32</text:p>
          <text:p text:style-name="P5">problems, 10-13, 55</text:p>
          <text:p text:style-name="P2">Rounding</text:p>
          <text:p text:style-name="P5">problems, 39</text:p>
          <text:p text:style-name="P5">rules, 37</text:p>
          <text:p text:style-name="P3">S</text:p>
          <text:p text:style-name="P2">Schedule II medications, 358, 364-365</text:p>
          <text:p text:style-name="P2">Schlick, 521</text:p>
          <text:p text:style-name="P2">Scientific notation</text:p>
          <text:p text:style-name="P5">explanation, 100</text:p>
          <text:p text:style-name="P5">problems, 100-102, 104-105</text:p>
          <text:p text:style-name="P2">Selling price, 387-395</text:p>
          <text:p text:style-name="P2">Short-fills, 289-298</text:p>
          <text:p text:style-name="P2">Significant figures</text:p>
          <text:p text:style-name="P5">problems, 37, 39-40</text:p>
          <text:p text:style-name="P5">rules, 37</text:p>
          <text:p text:style-name="P7">Specific gravity, 317-318, 325-335</text:p>
          <text:p text:style-name="P7">Sprays, 277-278</text:p>
          <text:p text:style-name="P7"><text:soft-page-break/>Squared<text:span text:style-name="T3">, 99-105</text:span></text:p>
          <text:p text:style-name="P7">Suppositories, 320-322, 325-335</text:p>
          <text:p text:style-name="P3">T</text:p>
          <text:p text:style-name="P2">Tablet</text:p>
          <text:p text:style-name="P5">days' supply, 275-276</text:p>
          <text:p text:style-name="P5">dosage, 205-213, 233</text:p>
          <text:p text:style-name="P5">excipients, 319-320, 325-335</text:p>
          <text:p text:style-name="P2">Takihira, 521</text:p>
          <text:p text:style-name="P2">Temperature</text:p>
          <text:p text:style-name="P5">conversions, 137-138</text:p>
          <text:p text:style-name="P5">problems, 138-145</text:p>
          <text:p text:style-name="P5">storage ranges, 141-142, 373, 417</text:p>
          <text:p text:style-name="P2">Third party reimbursement, 359, 397-402, 419</text:p>
          <text:p text:style-name="P2">Three-in-one admixture, see Parenteral nutrition</text:p>
          <text:p text:style-name="P2">Time</text:p>
          <text:p text:style-name="P5">24 Hour</text:p>
          <text:p text:style-name="P6">explanation, 93-95</text:p>
          <text:p text:style-name="P6">problems, 94-97, 103-105</text:p>
          <text:p text:style-name="P7">Total daily expenditure, see Harris-Benedict equation</text:p>
          <text:p text:style-name="P7">Total nutrient admixture, see Parenteral nutrition</text:p>
          <text:p text:style-name="P7">Total parenteral nutrition, see Parenteral nutrion</text:p>
          <text:p text:style-name="P7">Turnover rate, 366-367, 416</text:p>
          <text:p text:style-name="P3">U</text:p>
          <text:p text:style-name="P2">Usual and customary price, 359</text:p>
          <text:p text:style-name="P3">V</text:p>
          <text:p text:style-name="P2">Venoclysis set, 247, 539-540</text:p>
          <text:p text:style-name="P3">W</text:p>
          <text:p text:style-name="P2">Wholesaler purchasing, 358, 363-364</text:p>
          <text:p text:style-name="P3">X</text:p>
          <text:p text:style-name="P2"/>
          <text:p text:style-name="P3">Y</text:p>
          <text:p text:style-name="P2">Young's Rule, 265</text:p>
          <text:p text:style-name="P3">Z</text:p>
          <text:p text:style-name="P4">Zero power, 99-105</text:p>
        </text:section>
        <text:p text:style-name="P4"/>
        <text:p text:style-name="P4"/>
        <text:p text:style-name="P4"/>
        <text:p text:style-name="P4"/>
        <text:p text:style-name="P4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4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Parsons</meta:initial-creator>
    <meta:creation-date>2012-02-15T13:59:38</meta:creation-date>
    <dc:date>2012-06-21T07:43:29</dc:date>
    <dc:creator>Sean Parsons</dc:creator>
    <meta:editing-duration>PT15H48M30S</meta:editing-duration>
    <meta:editing-cycles>15</meta:editing-cycles>
    <meta:generator>LibreOffice/3.4$Linux LibreOffice_project/340m1$Build-502</meta:generator>
    <meta:printed-by>Sean Parsons</meta:printed-by>
    <meta:print-date>2012-02-20T14:10:09</meta:print-date>
    <meta:document-statistic meta:table-count="0" meta:image-count="0" meta:object-count="0" meta:page-count="8" meta:paragraph-count="391" meta:word-count="1133" meta:character-count="8479" meta:non-whitespace-character-count="7737"/>
  </office:meta>
</office:document-meta>
</file>